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Standard">
      <style:paragraph-properties fo:text-align="center" style:justify-single-word="false"/>
      <style:text-properties fo:font-size="24pt" fo:font-weight="bold" officeooo:rsid="001570fe" officeooo:paragraph-rsid="001570fe" style:font-size-asian="24pt" style:font-weight-asian="bold" style:font-size-complex="24pt" style:font-weight-complex="bold"/>
    </style:style>
    <style:style style:name="P3" style:family="paragraph" style:parent-style-name="Standard">
      <style:paragraph-properties fo:text-align="end" style:justify-single-word="false"/>
      <style:text-properties fo:font-size="12pt" fo:font-weight="normal" officeooo:rsid="001570fe" officeooo:paragraph-rsid="001570fe"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7c501" officeooo:paragraph-rsid="001570fe"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officeooo:paragraph-rsid="001570fe"/>
    </style:style>
    <style:style style:name="P6" style:family="paragraph" style:parent-style-name="Standard">
      <style:paragraph-properties fo:text-align="start" style:justify-single-word="false"/>
      <style:text-properties officeooo:rsid="001a203f" officeooo:paragraph-rsid="001a203f"/>
    </style:style>
    <style:style style:name="P7" style:family="paragraph" style:parent-style-name="Standard">
      <style:paragraph-properties fo:text-align="start" style:justify-single-word="false"/>
      <style:text-properties officeooo:rsid="002ab26e" officeooo:paragraph-rsid="002ab26e"/>
    </style:style>
    <style:style style:name="P8" style:family="paragraph" style:parent-style-name="Standard">
      <style:paragraph-properties fo:text-align="start" style:justify-single-word="false"/>
      <style:text-properties officeooo:rsid="00366d88" officeooo:paragraph-rsid="00366d88"/>
    </style:style>
    <style:style style:name="P9" style:family="paragraph" style:parent-style-name="Standard">
      <style:paragraph-properties fo:text-align="start" style:justify-single-word="false"/>
      <style:text-properties style:text-line-through-style="none" style:text-line-through-type="none" fo:font-size="12pt" fo:font-weight="normal" officeooo:rsid="0033c0d0" officeooo:paragraph-rsid="0033c0d0"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366d8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text-line-through-style="none" style:text-line-through-type="none" fo:font-size="12pt" fo:font-weight="normal" officeooo:rsid="0045e424" officeooo:paragraph-rsid="006be12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text-line-through-style="none" style:text-line-through-type="none" fo:font-size="12pt" fo:font-weight="normal" officeooo:rsid="006141ef" officeooo:paragraph-rsid="006141ef"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text-line-through-style="none" style:text-line-through-type="none" fo:font-size="12pt" fo:font-weight="normal" officeooo:rsid="006482a4" officeooo:paragraph-rsid="006482a4"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text-line-through-style="none" style:text-line-through-type="none" fo:font-size="16pt" fo:font-weight="bold" officeooo:rsid="006482a4" officeooo:paragraph-rsid="006482a4" style:font-size-asian="14pt" style:font-weight-asian="bold" style:font-size-complex="16pt" style:font-weight-complex="bold"/>
    </style:style>
    <style:style style:name="P15" style:family="paragraph" style:parent-style-name="Standard">
      <style:paragraph-properties fo:text-align="start" style:justify-single-word="false"/>
      <style:text-properties officeooo:rsid="004e6c92" officeooo:paragraph-rsid="00515ad4"/>
    </style:style>
    <style:style style:name="P16" style:family="paragraph" style:parent-style-name="Standard">
      <style:paragraph-properties fo:text-align="start" style:justify-single-word="false"/>
      <style:text-properties officeooo:rsid="0052fc51" officeooo:paragraph-rsid="0052fc51"/>
    </style:style>
    <style:style style:name="P17" style:family="paragraph" style:parent-style-name="Standard">
      <style:paragraph-properties fo:text-align="start" style:justify-single-word="false"/>
      <style:text-properties fo:font-size="16pt" officeooo:rsid="00633d77" officeooo:paragraph-rsid="00633d77" style:font-size-asian="14pt" style:font-size-complex="16pt"/>
    </style:style>
    <style:style style:name="P18" style:family="paragraph" style:parent-style-name="Standard" style:list-style-name="L1">
      <style:paragraph-properties fo:text-align="start" style:justify-single-word="false"/>
      <style:text-properties fo:font-size="12pt" fo:font-weight="normal" officeooo:rsid="0017c501" officeooo:paragraph-rsid="0017c501"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line-through-style="none" style:text-line-through-type="none" fo:font-size="12pt" fo:font-weight="normal" officeooo:rsid="00672869" officeooo:paragraph-rsid="00672869"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line-through-style="none" style:text-line-through-type="none" fo:font-size="12pt" fo:font-weight="normal" officeooo:rsid="006cbfae" officeooo:paragraph-rsid="006cbfae" style:font-size-asian="10.5pt" style:font-weight-asian="normal" style:font-size-complex="12pt" style:font-weight-complex="normal"/>
    </style:style>
    <style:style style:name="T1" style:family="text">
      <style:text-properties fo:font-size="12pt" fo:font-weight="bold" officeooo:rsid="001570fe"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style:text-line-through-style="solid" style:text-line-through-type="single" fo:font-size="12pt" fo:font-weight="normal" officeooo:rsid="00297c0d" style:font-size-asian="10.5pt" style:font-weight-asian="normal" style:font-size-complex="12pt" style:font-weight-complex="normal"/>
    </style:style>
    <style:style style:name="T13" style:family="text">
      <style:text-properties style:text-line-through-style="none" style:text-line-through-type="none" fo:font-size="12pt" fo:font-weight="normal" style:font-size-asian="10.5pt" style:font-weight-asian="normal" style:font-size-complex="12pt" style:font-weight-complex="normal"/>
    </style:style>
    <style:style style:name="T14"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15"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16"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17"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18"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19"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20"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21" style:family="text">
      <style:text-properties style:text-line-through-style="none" style:text-line-through-type="none" fo:font-size="12pt" fo:font-weight="normal" officeooo:rsid="003bfd05" style:font-size-asian="10.5pt" style:font-weight-asian="normal" style:font-size-complex="12pt" style:font-weight-complex="normal"/>
    </style:style>
    <style:style style:name="T22" style:family="text">
      <style:text-properties style:text-line-through-style="none" style:text-line-through-type="none" fo:font-size="12pt" fo:font-weight="normal" officeooo:rsid="003c8dfc" style:font-size-asian="10.5pt" style:font-weight-asian="normal" style:font-size-complex="12pt" style:font-weight-complex="normal"/>
    </style:style>
    <style:style style:name="T23"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24"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25"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26"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27"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28"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29"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30"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31" style:family="text">
      <style:text-properties style:text-line-through-style="none" style:text-line-through-type="none" fo:font-size="12pt" fo:font-weight="normal" officeooo:rsid="00461309" style:font-size-asian="10.5pt" style:font-weight-asian="normal" style:font-size-complex="12pt" style:font-weight-complex="normal"/>
    </style:style>
    <style:style style:name="T32"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33"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34"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35"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36"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37"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38"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685ee6" style:font-size-asian="10.5pt" style:font-weight-asian="normal" style:font-size-complex="12pt" style:font-weight-complex="normal"/>
    </style:style>
    <style:style style:name="T42" style:family="text">
      <style:text-properties officeooo:rsid="00564761"/>
    </style:style>
    <style:style style:name="T43" style:family="text">
      <style:text-properties officeooo:rsid="00585581"/>
    </style:style>
    <style:style style:name="T44" style:family="text">
      <style:text-properties officeooo:rsid="005b6556"/>
    </style:style>
    <style:style style:name="T45" style:family="text">
      <style:text-properties officeooo:rsid="005e5050"/>
    </style:style>
    <style:style style:name="T46" style:family="text">
      <style:text-properties fo:font-weight="bold" style:font-weight-asian="bold" style:font-weight-complex="bold"/>
    </style:style>
    <style:style style:name="T47" style:family="text">
      <style:text-properties fo:font-weight="bold" officeooo:rsid="001570fe" style:font-weight-asian="bold" style:font-weight-complex="bold"/>
    </style:style>
    <style:style style:name="T48" style:family="text">
      <style:text-properties officeooo:rsid="006655f5"/>
    </style:style>
    <style:style style:name="T49" style:family="text">
      <style:text-properties officeooo:rsid="006a8af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MANUALE PER L’USO DI VIRTUAL MACHINE CON SO DEBIAN</text:p>
      <text:p text:style-name="P3">Andoniu Daniel 5°AI</text:p>
      <text:p text:style-name="P3"/>
      <text:p text:style-name="P17"><text:span text:style-name="T47">1</text:span><text:span text:style-name="T46">)Installazione del SO</text:span></text:p>
      <text:p text:style-name="P5"><text:span text:style-name="T1">-</text:span><text:span text:style-name="T3">A seguito della creazione della nostra macchina virtuale tramite l’icona “Nuova”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snapshot” </text:span><text:span text:style-name="T11">(CTRL destro+T)</text:span><text:span text:style-name="T3">. Ossia delle “istantanee” di quel preciso momento della macchina, insieme ai suoi registri e impostazioni. Serve nel caso si vogliano fare certe prove o si commettano errori, si potranno “caricare” questi snapshot e si tornerà al momento del salvataggio. </text:span><text:span text:style-name="T4">Si potrà modificare la grandezza dello schermo, la scheda audio e la rete. Sulla rete si potranno scegliere varie voci, tra le quali:</text:span></text:p>
      <text:p text:style-name="P4"/>
      <text:list xml:id="list630421815" text:style-name="L1">
        <text:list-item>
          <text:p text:style-name="P18">Rete con NAT: Vari pc vengono messi nella stessa rete </text:p>
        </text:list-item>
        <text:list-item>
          <text:p text:style-name="P18">Sceda con Bridge: si crea uno switch virtuale e ci si collegano host(macchina ospitante) e quest (VM)</text:p>
        </text:list-item>
        <text:list-item>
          <text:p text:style-name="P18">Rete interna: crea uno switch virtuale ma non collega il guest alla scheda di rete esterna </text:p>
        </text:list-item>
      </text:list>
      <text:p text:style-name="P6"><text:span text:style-name="T2">-Ora si potrà avviare la VM, lasciandola andare non troverà nessuna impostazione e d</text:span><text:span text:style-name="T5">irà che non riesce a trovare effettivamente qualcosa con cui eseguire il boot. Infatti si dovrà premere il tasto “F12”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7">-Ora una volta che l’avremo avviata richiederà un p</text:span><text:span text:style-name="T8">osto dove cercare l’immagine del SO.<text:line-break/>Per configurare bisognerà premere F12 e ci si ritroverà davanti ad un menù per configurare il SO. In questo caso scegliamo l’expert installation.</text:span></text:p>
      <text:p text:style-name="P6"><text:span text:style-name="T8">-</text:span><text:span text:style-name="T9">La lingua la configuriamo in italiano, </text:span><text:span text:style-name="T10">selezioniamo il “locale” IT_it e IT_iteuro</text:span><text:span text:style-name="T9">con il “locale” definito a ita utf -</text:span><text:span text:style-name="T12">8</text:span><text:span text:style-name="T14">.</text:span></text:p>
      <text:p text:style-name="P7"><text:span text:style-name="T16">Per l</text:span><text:span text:style-name="T14">’</text:span><text:span text:style-name="T13">individuazione della tastiera </text:span><text:span text:style-name="T15">(selezionando la lingua “italiano”)</text:span><text:span text:style-name="T13"> basta premere per far </text:span><text:span text:style-name="T17">in</text:span><text:span text:style-name="T13"> modo che l</text:span><text:span text:style-name="T17">a</text:span><text:span text:style-name="T13"> trovi e l</text:span><text:span text:style-name="T17">a</text:span><text:span text:style-name="T13"> setti come predefinite.</text:span></text:p>
      <text:p text:style-name="P9">Installazione componenti</text:p>
      <text:p text:style-name="P8"><text:span text:style-name="T13">-Nell’istallazione della rete, si lascia decidere l’ip al DHCP e si settano i secondi per il tentativo di connessione col DHCP, in questo caso lo si configura a 3 secondi. </text:span><text:span text:style-name="T18">In seguito verrà chiesto il nome dell’host, si lascia il nome della macchina virtuale. </text:span><text:span text:style-name="T19">Il nome del dominio sarà andoniu.intra</text:span><text:span text:style-name="T20">. E’ stato scelto .intra perché la IANA non vende ancora domini di questo tipo e di conseguenza non ci saranno intralci.</text:span></text:p>
      <text:p text:style-name="P8"><text:span text:style-name="T20">-</text:span><text:span text:style-name="T21">Per la scelta del server di Debian per scaricare i programmi e gli aggiornamenti si sceglie il protocollo HTTP </text:span><text:span text:style-name="T22">e mirror : </text:span><text:a xlink:type="simple" xlink:href="ftp://ftp.it.debian.org/" text:style-name="Internet_20_link" text:visited-style-name="Visited_20_Internet_20_Link"><text:span text:style-name="T22">ftp.it.debian.org</text:span></text:a><text:span text:style-name="T22">. </text:span><text:span text:style-name="T31">Se c’è un server dove è possibile scaricare i pacchetti di aggiornamento inserire il proxy.</text:span></text:p>
      <text:p text:style-name="P8"><text:span text:style-name="T13">-</text:span><text:span text:style-name="T23">La scelta dell’utente implica innanzitutto </text:span><text:span text:style-name="T25">il</text:span><text:span text:style-name="T23"> voler o no abilitare la shadow password. Essa consiste nel mettere la password in un file diverso da quello del nome dell’utente. </text:span><text:span text:style-name="T24">In questo caso scegliamo di SI. </text:span><text:span text:style-name="T26">Come nome utente in questo caso mettiamo “</text:span><text:span text:style-name="T41">U</text:span><text:span text:style-name="T26">tente </text:span><text:span text:style-name="T41">D</text:span><text:span text:style-name="T26">i </text:span><text:span text:style-name="T41">S</text:span><text:span text:style-name="T26">ervizio” e come “nick” mettiamo “uds”. Infine scegliamo e confermiamo la password.</text:span></text:p>
      <text:p text:style-name="P8"><text:span text:style-name="T26">-</text:span><text:span text:style-name="T27">Per configurare l’ora ci richiederà le informazioni della lingua scelte prima. </text:span><text:span text:style-name="T28">Lasciamo il server NTP predefinito, e scegliamo la fascia oraria “Europe/Rome” </text:span><text:span text:style-name="T29">in quanto la UTC </text:span><text:span text:style-name="T30">è si usata nel nostro paese, ma è la UTC+1 d’estate e la UTC+2 in inverno.</text:span></text:p>
      <text:p text:style-name="P8"><text:soft-page-break/><text:span text:style-name="T30">-</text:span><text:span text:style-name="T32">Per partizionare i dischi </text:span><text:span text:style-name="T33">scegliamo l’opzione “SCS13”. </text:span><text:span text:style-name="T34">Alla domanda della creazione della tabella si risponda SI. </text:span><text:span text:style-name="T35">Per il tipo di partizionamento si scelga msdos. </text:span><text:span text:style-name="T36">Si selezioni la partizione appena creata e si scelga “creare una nuova partizione”</text:span></text:p>
      <text:p text:style-name="P15"><text:span text:style-name="T36">Q</text:span><text:span text:style-name="T13">uesta sarà primaria da 4GB, </text:span><text:span text:style-name="T39">punto di mount sarà la root</text:span><text:span text:style-name="T36"> </text:span><text:span text:style-name="T37">punto di mount mettiamo la root, </text:span><text:span text:style-name="T38">opzioni di mount saranno “discard” e “noatime”. </text:span><text:span text:style-name="T40">L’etichetta sarà linuxroot e attiviamo il flag avviabile.</text:span></text:p>
      <text:p text:style-name="P16"><text:span text:style-name="T40">C</text:span><text:span text:style-name="T13">reiamo una seconda partizione da 300MB che sarà usata come area di swap.</text:span></text:p>
      <text:p text:style-name="P10">-<text:span text:style-name="T42">Ora installiamo il </text:span>Sistema di base, <text:span text:style-name="T42">premiamo e partirà l’installazione. Alla richiesta del kernel scegliamo “linux image amd” perché la versione soprà potrebbe avere qualche problema stabilità. Scegliamo i driver generici e concludiamo.</text:span></text:p>
      <text:p text:style-name="P10">-<text:span text:style-name="T43">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span></text:p>
      <text:p text:style-name="P10">-<text:span text:style-name="T44">Selezione e installazione del software: alla domanda degli aggiornamenti automatici si scelga di non farli, così come non partecipare alla raccolta dati sull’uso dei pacchetti.</text:span></text:p>
      <text:p text:style-name="P11">-<text:span text:style-name="T49">Installare il boot loader GRUB</text:span>: <text:span text:style-name="T45">in quest’ultimo passaggio alla domanda dell’installare il boot loader GRUB su un disco si risponda di SI dal /dev/sda, in quanto serve a selezionare quale SO avviare. E si scelga di NO sull’opzione della forzatura di quest’ultima sul dispositivo rimovibile EFI.</text:span></text:p>
      <text:p text:style-name="P12">Ora si termini l’installazione.</text:p>
      <text:p text:style-name="P14">2)Configurazione</text:p>
      <text:p text:style-name="P13">-<text:span text:style-name="T48">Una volta avviato il SO si faccia il login.</text:span></text:p>
      <text:p text:style-name="P19">Per iniziare ad installare bisogna andare in superuser digitando il comando “<text:span text:style-name="T46">su -” </text:span>e inserendo la password.</text:p>
      <text:p text:style-name="P20">Ora installiamo “sudo”= super user do tramite il comando “apt install”, per installare fare “apt install sudo”.</text:p>
      <text:p text:style-name="P13"/>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19-10-01T18:45:45.001000000</dc:date>
    <meta:editing-duration>PT3H43M38S</meta:editing-duration>
    <meta:editing-cycles>75</meta:editing-cycles>
    <meta:generator>LibreOffice/6.3.1.2$Windows_X86_64 LibreOffice_project/b79626edf0065ac373bd1df5c28bd630b4424273</meta:generator>
    <meta:document-statistic meta:table-count="0" meta:image-count="0" meta:object-count="0" meta:page-count="2" meta:paragraph-count="27" meta:word-count="863" meta:character-count="5332" meta:non-whitespace-character-count="4497"/>
  </office:meta>
</office:document-meta>
</file>